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a38b3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9a8f04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9a7e68a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b34481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f67499e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7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8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9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0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1" style:family="text">
      <style:text-properties style:font-name-complex="標楷體"/>
    </style:style>
    <style:style style:name="T892" style:family="text">
      <style:text-properties fo:color="#050505" style:font-name="標楷體1" officeooo:rsid="0a7edee9" style:font-name-complex="標楷體"/>
    </style:style>
    <style:style style:name="T893" style:family="text">
      <style:text-properties fo:color="#050505" style:font-name="標楷體1" officeooo:rsid="243d0543" style:font-name-complex="標楷體"/>
    </style:style>
    <style:style style:name="T894" style:family="text">
      <style:text-properties fo:color="#050505" officeooo:rsid="0a7edee9" style:font-name-complex="標楷體"/>
    </style:style>
    <style:style style:name="T895" style:family="text">
      <style:text-properties officeooo:rsid="2f9be6fe"/>
    </style:style>
    <style:style style:name="T896" style:family="text">
      <style:text-properties officeooo:rsid="2af8317e"/>
    </style:style>
    <style:style style:name="T897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9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0" style:family="text">
      <style:text-properties style:text-position="sub 58%" style:font-name="標楷體1" officeooo:rsid="25521bf4" style:font-name-asian="標楷體1" style:font-name-complex="Mangal"/>
    </style:style>
    <style:style style:name="T901" style:family="text">
      <style:text-properties style:text-position="sub 58%" style:font-name="標楷體1" officeooo:rsid="2556dec7" style:font-name-asian="標楷體1" style:font-name-complex="Mangal"/>
    </style:style>
    <style:style style:name="T902" style:family="text">
      <style:text-properties style:text-position="sub 58%" style:font-name="標楷體1" officeooo:rsid="313d3bb1"/>
    </style:style>
    <style:style style:name="T903" style:family="text">
      <style:text-properties style:text-position="sub 58%" style:font-name="標楷體1" officeooo:rsid="0a7edee9"/>
    </style:style>
    <style:style style:name="T904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5" style:family="text">
      <style:text-properties officeooo:rsid="30bfac1e"/>
    </style:style>
    <style:style style:name="T906" style:family="text">
      <style:text-properties officeooo:rsid="25ec4233"/>
    </style:style>
    <style:style style:name="T907" style:family="text">
      <style:text-properties fo:color="#ffbf00" officeooo:rsid="1d9bb035" style:font-name-asian="標楷體1"/>
    </style:style>
    <style:style style:name="T908" style:family="text">
      <style:text-properties officeooo:rsid="3b2f5919"/>
    </style:style>
    <style:style style:name="T909" style:family="text">
      <style:text-properties officeooo:rsid="3cb6cc3e"/>
    </style:style>
    <style:style style:name="T910" style:family="text">
      <style:text-properties style:font-name="Liberation Serif" officeooo:rsid="0d9ffef4" style:font-name-asian="標楷體1" style:font-name-complex="Liberation Serif"/>
    </style:style>
    <style:style style:name="T911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2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3" style:family="text">
      <style:text-properties officeooo:rsid="3b2e013a"/>
    </style:style>
    <style:style style:name="T914" style:family="text">
      <style:text-properties style:font-name="Arial" officeooo:rsid="23613ae9" style:font-name-asian="Arial"/>
    </style:style>
    <style:style style:name="T915" style:family="text">
      <style:text-properties style:font-name="Arial" officeooo:rsid="20270b52" style:font-name-asian="Arial"/>
    </style:style>
    <style:style style:name="T916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4">↔</text:span><text:span text:style-name="T149"> 力，意識層 </text:span><text:span text:style-name="T914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902">正</text:span><text:span text:style-name="T279">折射、</text:span><text:span text:style-name="T295">法線</text:span><text:span text:style-name="T903">零</text:span><text:span text:style-name="T279">折射、</text:span><text:span text:style-name="T295">法線</text:span><text:span text:style-name="T903">負</text:span><text:span text:style-name="T279">折射、</text:span><text:span text:style-name="T295">法線</text:span><text:span text:style-name="T902">零點</text:span><text:span text:style-name="T295">反射、法線</text:span><text:span text:style-name="T902">高維度</text:span><text:span text:style-name="T295">反射、法線</text:span><text:span text:style-name="T902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6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4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6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中微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7">宇宙起源</text:span><text:span text:style-name="T856">，宇宙大爆炸理論、宇宙暴漲理論、</text:span><text:span text:style-name="T690">個體宇宙觀</text:span><text:span text:style-name="T856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71">資本</text:span><text:span text:style-name="T522">體制、</text:span><text:span text:style-name="T871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11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7">遺跡</text:span><text:span text:style-name="T626">，</text:span><text:span text:style-name="T802">埃及、金字塔、獅身人面像、</text:span><text:span text:style-name="T803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7">太陽</text:span><text:span text:style-name="T626">，</text:span><text:span text:style-name="T803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3">溫</text:span><text:span text:style-name="T628">瓶、電能型運動</text:span><text:span text:style-name="T619">、</text:span><text:span text:style-name="T806">量子隧穿效應</text:span><text:span text:style-name="T628">、潛水艇、空洞現象、</text:span><text:span text:style-name="T807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8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27">史金納</text:span><text:span text:style-name="T805">箱、習得性無助</text:span><text:span text:style-name="T626">。</text:span></text:p>
            </text:list-item>
            <text:list-item>
              <text:p text:style-name="P64"><text:span text:style-name="T830">前世記憶</text:span><text:span text:style-name="T805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5">彈性係數、</text:span><text:span text:style-name="T630">&lt;?</text:span><text:span text:style-name="T631">1&gt;</text:span><text:span text:style-name="T805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9">擁有、包覆、蘊含、宗疊</text:span><text:span text:style-name="T626">，錯位、濃度值、改變、XY坐標系、極坐標系、</text:span><text:span text:style-name="T810">命名方式、命名規則、命名規律</text:span><text:span text:style-name="T626">。</text:span></text:p>
            </text:list-item>
            <text:list-item>
              <text:p text:style-name="P84"><text:span text:style-name="T829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5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31">有機率（正在、試圖）監視、控制 的 勢力、存在、個體</text:span><text:span text:style-name="T626">，</text:span><text:span text:style-name="T805">真實世界</text:span><text:span text:style-name="T626">。</text:span></text:p>
            </text:list-item>
            <text:list-item>
              <text:p text:style-name="P87"><text:span text:style-name="T832">晶體</text:span><text:span text:style-name="T626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32">內觀</text:span><text:span text:style-name="T808">，意識層法則。</text:span></text:p>
            </text:list-item>
            <text:list-item>
              <text:p text:style-name="P89"><text:span text:style-name="T832">傳承</text:span><text:span text:style-name="T802">，。</text:span></text:p>
            </text:list-item>
            <text:list-item>
              <text:p text:style-name="P89"><text:span text:style-name="T833">學門</text:span><text:span text:style-name="T802">，資產、常識、人脈、</text:span><text:span text:style-name="T636">第</text:span><text:span text:style-name="T637">a層級意</text:span><text:span text:style-name="T861">識、假想世界</text:span><text:span text:style-name="T802">。</text:span></text:p>
            </text:list-item>
            <text:list-item>
              <text:p text:style-name="P90"><text:span text:style-name="T653">第</text:span><text:span text:style-name="T654">a層級</text:span><text:span text:style-name="T860">，</text:span><text:span text:style-name="T636">第0層</text:span><text:span text:style-name="T860">級相態</text:span><text:span text:style-name="T802">。</text:span></text:p>
            </text:list-item>
            <text:list-item>
              <text:p text:style-name="P93"><text:span text:style-name="T833">超自然現象</text:span><text:span text:style-name="T802">，日蝕、神化、神話化、信念化、</text:span><text:span text:style-name="T808">史金納箱的 鴿子、好奇、亞里斯多德、特斯拉、點亮 螢光燈管、</text:span><text:span text:style-name="T812">天動說、本輪、智慧家電、芝麻開門、聲控開門</text:span><text:span text:style-name="T802">。</text:span></text:p>
            </text:list-item>
          </text:list>
        </text:list-item>
        <text:list-item>
          <text:p text:style-name="P91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62">宗量層級</text:span><text:span text:style-name="T559">，。</text:span></text:p>
            </text:list-item>
            <text:list-item>
              <text:p text:style-name="P91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802">。</text:span></text:p>
            </text:list-item>
            <text:list-item>
              <text:p text:style-name="P92"><text:span text:style-name="T834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8">、</text:span><text:span text:style-name="T570">（存在 + 變化）</text:span><text:span text:style-name="T571">、心靈平靜、相溶、變化、雜念、雜質、波濤洶湧、</text:span><text:span text:style-name="T751">量子隧穿效應</text:span><text:span text:style-name="T156">。</text:span></text:p>
            </text:list-item>
            <text:list-item>
              <text:p text:style-name="P121"><text:span text:style-name="T815">肉質層個體、意識層個體 感測、交互作用</text:span><text:span text:style-name="T748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8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9">真實世界、</text:span><text:span text:style-name="T555">第</text:span><text:span text:style-name="T556">a層</text:span><text:span text:style-name="T850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13">訊息</text:span><text:span text:style-name="T749">，不要、教會、教徒、強迫、跪拜、拜偶像、</text:span><text:span text:style-name="T773">迷信、盲信</text:span><text:span text:style-name="T749">。</text:span></text:p>
            </text:list-item>
            <text:list-item>
              <text:p text:style-name="P184"><text:span text:style-name="T813">邪惡宗教</text:span><text:span text:style-name="T749">，隨印現象</text:span><text:span text:style-name="T573">、DDOS、房角石</text:span><text:span text:style-name="T749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2">數量型</text:span><text:span text:style-name="T574">正常個體、</text:span><text:span text:style-name="T792">社會型正常個體</text:span><text:span text:style-name="T574">、</text:span><text:span text:style-name="T792">全體型</text:span><text:span text:style-name="T574">正常個體、反脆弱性、油門、煞車、方向盤、汽車、飛機、</text:span><text:span text:style-name="T794">百花齊放、百家爭鳴、有油門和煞車和方向盤、有各種汽車和飛機</text:span><text:span text:style-name="T574">、</text:span><text:span text:style-name="T793">光譜分布</text:span><text:span text:style-name="T574">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1">肉質層型傳承、被賦予型傳承、意識層型傳承、關係型傳承、</text:span><text:span text:style-name="T770">布朗芬布倫納、</text:span><text:span text:style-name="T772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1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5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800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91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92">（</text:span><text:span text:style-name="T893">@user-fl8vc2uv8y（YouTube）</text:span><text:span text:style-name="T894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90">基督教</text:span><text:span text:style-name="T889">，因信稱義、悔改、愛、末日審判、星星、</text:span><text:span text:style-name="T412">定航</text:span><text:span text:style-name="T889">、房角石、順性的罪、逆性的罪。</text:span></text:p>
              <text:list>
                <text:list-item>
                  <text:p text:style-name="P51"><text:span text:style-name="T884">聖經</text:span><text:span text:style-name="T874">，</text:span><text:span text:style-name="T457">瀏覽器、</text:span><text:span text:style-name="T456">Chromium、Edge</text:span><text:span text:style-name="T874">。</text:span></text:p>
                </text:list-item>
              </text:list>
            </text:list-item>
            <text:list-item>
              <text:p text:style-name="P50"><text:span text:style-name="T890">傳道書</text:span><text:span text:style-name="T889">，</text:span><text:span text:style-name="T455">Log檔、Log系</text:span><text:span text:style-name="T873">統、審判系統</text:span><text:span text:style-name="T889">。</text:span></text:p>
            </text:list-item>
            <text:list-item>
              <text:p text:style-name="P52"><text:span text:style-name="T890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8">（基督教 認定的）</text:span><text:span text:style-name="T819">彌賽亞 </text:span><text:span text:style-name="T872">↔</text:span><text:span text:style-name="T819"> 本書</text:span><text:span text:style-name="T755">，</text:span><text:span text:style-name="T757">啟示錄第十二章的婦</text:span><text:span text:style-name="T755">人、</text:span><text:span text:style-name="T759">羅德、</text:span><text:span text:style-name="T760">霍皮族、</text:span><text:span text:style-name="T576">阿米、星星的孩子</text:span><text:span text:style-name="T755">。</text:span></text:p>
            </text:list-item>
            <text:list-item>
              <text:p text:style-name="P163"><text:span text:style-name="T820">映射</text:span><text:span text:style-name="T756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7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9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12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52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、</text:span><text:span text:style-name="T746">中微子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、真空零點能、（物質、能量）無中生有</text:span><text:span text:style-name="T256">，乙太能、空間能、空間個體蘊含的能量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900">n</text:span><text:span text:style-name="T904">≥</text:span><text:span text:style-name="T901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4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、</text:span><text:span text:style-name="T795">中微子</text:span><text:span text:style-name="T309">。</text:span></text:p>
              <text:list>
                <text:list-item>
                  <text:p text:style-name="P193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8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5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2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6">、</text:span><text:span text:style-name="T122">RGB型灰階影像、</text:span><text:span text:style-name="T766">宗疊、遙視、預知未來、意識層型時空旅行、肉質層型時空旅行、錯位、互換、</text:span><text:span text:style-name="T767">互換型</text:span><text:span text:style-name="T768">肉質層型時空旅行、</text:span><text:span text:style-name="T767">複製型</text:span><text:span text:style-name="T768">肉質層型時空旅行、</text:span><text:span text:style-name="T769">移動型肉質層型空間旅行、複製型肉質層型空間旅行</text:span><text:span text:style-name="T122">。</text:span></text:p>
            </text:list-item>
            <text:list-item>
              <text:p text:style-name="P133"><text:span text:style-name="T816">黑洞</text:span><text:span text:style-name="T752">，吸光型黑洞、吸電磁波型黑洞、</text:span><text:span text:style-name="T575">&lt;?a</text:span><text:span text:style-name="T885">x</text:span><text:span text:style-name="T887">≥</text:span><text:span text:style-name="T886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3">級（以上）宗態譜個體、</text:span><text:span text:style-name="T786">被黑洞 加壓、</text:span><text:span text:style-name="T753">沒有 失效</text:span><text:span text:style-name="T752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7">類星體</text:span><text:span text:style-name="T753">，紅移、亮度、超光速噴流、</text:span><text:span text:style-name="T754">柏拉圖、洞穴理論、活動星系核</text:span><text:span text:style-name="T753">。</text:span></text:p>
            </text:list-item>
            <text:list-item>
              <text:p text:style-name="P136"><text:span text:style-name="T821">麥</text:span><text:span text:style-name="T660">斯威爾</text:span><text:span text:style-name="T817">妖</text:span><text:span text:style-name="T753">，第二型永動機、三稜鏡、光、紫光、紅光、</text:span><text:span text:style-name="T758">雙狹縫實驗、洞、隔板、</text:span><text:span text:style-name="T753">高通濾波器</text:span><text:span text:style-name="T758">、低通濾波器、帶通濾波器</text:span><text:span text:style-name="T753">。</text:span></text:p>
            </text:list-item>
            <text:list-item>
              <text:p text:style-name="P137"><text:span text:style-name="T822">力譜</text:span><text:span text:style-name="T758">，</text:span><text:span text:style-name="T747">可觸</text:span><text:span text:style-name="T758">力譜、不可觸力譜、光譜、可見光譜、不可見光譜、</text:span><text:span text:style-name="T761">宗量、</text:span><text:span text:style-name="T758">可</text:span><text:span text:style-name="T577">&lt;?</text:span><text:span text:style-name="T578">a</text:span><text:span text:style-name="T761">&gt;</text:span><text:span text:style-name="T758">譜、不可</text:span><text:span text:style-name="T577">&lt;?</text:span><text:span text:style-name="T578">a</text:span><text:span text:style-name="T761">&gt;</text:span><text:span text:style-name="T758">譜、</text:span><text:span text:style-name="T577">X光</text:span><text:span text:style-name="T758">線。</text:span></text:p>
            </text:list-item>
            <text:list-item>
              <text:p text:style-name="P138"><text:span text:style-name="T823">相態</text:span><text:span text:style-name="T764">，</text:span><text:span text:style-name="T758">相同層級</text:span><text:span text:style-name="T764">相態、三相態、水、空間、相態</text:span><text:span text:style-name="T758">層級、</text:span><text:span text:style-name="T592">第</text:span><text:span text:style-name="T593">0層級相態</text:span><text:span text:style-name="T764">。</text:span></text:p>
            </text:list-item>
            <text:list-item>
              <text:p text:style-name="P139"><text:span text:style-name="T665">重力波</text:span><text:span text:style-name="T764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4">，固態型行星、液態型行星、氣態型行星、電漿型行星、地表</text:span><text:span text:style-name="T777">、地殼、地幔、普朗克、</text:span><text:span text:style-name="T778">銀原子束、愛因斯坦、光電效應、量子穿隧現象、超導體、</text:span><text:span text:style-name="T774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5">層級相態的水</text:span><text:span text:style-name="T583">、</text:span><text:span text:style-name="T592">第</text:span><text:span text:style-name="T593">0層級相態</text:span><text:span text:style-name="T775">的水、</text:span><text:span text:style-name="T585">波粒二象性、</text:span><text:span text:style-name="T776">體積、形狀、顏色、自旋頻率、自旋震幅、自旋相位差、電子、夸克、波爾、量子疊加態、</text:span><text:span text:style-name="T779">薛丁格的貓</text:span><text:span text:style-name="T764">、</text:span><text:span text:style-name="T776">測不準原理、海森堡、力場、磁場、反推出、扭力、扭轉角度、自轉、</text:span><text:span text:style-name="T780">關鍵字 精簡版列表</text:span><text:span text:style-name="T764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5">宗態</text:span><text:span text:style-name="T764">，命名方式、命名規則、命名規律、</text:span><text:span text:style-name="T776">宗態層級、第</text:span><text:span text:style-name="T606">零</text:span><text:span text:style-name="T776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5">宗速運動</text:span><text:span text:style-name="T589">頻率</text:span><text:span text:style-name="T787">、靜者恆靜、動者恆動、都普勒效應</text:span><text:span text:style-name="T784">、拋物</text:span><text:span text:style-name="T588">線運動</text:span><text:span text:style-name="T784">、垂直加速度</text:span><text:span text:style-name="T787">、</text:span><text:span text:style-name="T586">小繩子、繩速、減速度運動、</text:span><text:span text:style-name="T587">&lt;?</text:span><text:span text:style-name="T588">a&gt;個</text:span><text:span text:style-name="T784">體型態譜、</text:span><text:span text:style-name="T588">第a層</text:span><text:span text:style-name="T784">級個體型態譜、波長</text:span><text:span text:style-name="T764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5">宗態譜</text:span><text:span text:style-name="T776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2">淺</text:span><text:span text:style-name="T783">橙</text:span><text:span text:style-name="T782">光型態譜水、減速度運</text:span><text:span text:style-name="T596">動、RGB、ESL、</text:span><text:span text:style-name="T782">色調值、濃度值、亮度值、</text:span><text:span text:style-name="T863">紅移、紫移、宗量層級、乙太、</text:span><text:span text:style-name="T585">第</text:span><text:span text:style-name="T605">a層級相態個體、</text:span><text:span text:style-name="T865">宗速運動</text:span><text:span text:style-name="T863">頻率、</text:span><text:span text:style-name="T790">光、電磁波 是 一群粒子</text:span><text:span text:style-name="T764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5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4">光速</text:span><text:span text:style-name="T607"> = 頻率 * 波長、</text:span><text:span text:style-name="T866">公轉頻率、</text:span><text:span text:style-name="T616">振幅 越大，(</text:span><text:span text:style-name="T607">波長 * </text:span><text:span text:style-name="T865">宗速運動</text:span><text:span text:style-name="T607">頻率) 越小</text:span><text:span text:style-name="T764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70">宗速</text:span><text:span text:style-name="T612">，宗速運動頻率、</text:span><text:span text:style-name="T868">宗速運動</text:span><text:span text:style-name="T867">路徑長</text:span><text:span text:style-name="T866">、宗態譜、</text:span><text:span text:style-name="T614">螺旋線運動、</text:span><text:span text:style-name="T791">電磁核群</text:span><text:span text:style-name="T614">、太陽系、</text:span><text:span text:style-name="T866">公轉頻率、光、電磁波 是 一群粒子、光、電磁波 不是 波、粒子、飛行</text:span><text:span text:style-name="T617">舞動、</text:span><text:span text:style-name="T866">候鳥</text:span><text:span text:style-name="T617">、V字形</text:span><text:span text:style-name="T866">、鳥群 聚在一起、魚群、腳踏車競賽、破風者、追風者、</text:span><text:span text:style-name="T750">道路型光痕、擾動型光痕、</text:span><text:span text:style-name="T613">星系</text:span><text:span text:style-name="T750">型光痕</text:span><text:span text:style-name="T589">、</text:span><text:span text:style-name="T865">宗速運動</text:span><text:span text:style-name="T614">頻率</text:span><text:span text:style-name="T784">、拋物</text:span><text:span text:style-name="T588">線運動</text:span><text:span text:style-name="T784">、垂直加速度、</text:span><text:span text:style-name="T615">吸引力 越高</text:span><text:span text:style-name="T788">、橢圓運動、螺旋線運動、太陽、</text:span><text:span text:style-name="T609">電磁</text:span><text:span text:style-name="T570">域、石頭、文明、生命、</text:span><text:span text:style-name="T790">星系</text:span><text:span text:style-name="T613">公轉</text:span><text:span text:style-name="T789">週期、電中性、中子、電子、分形、</text:span><text:span text:style-name="T790">聲音 向外 擴散 是 一群粒子 向外擴散、蠟燭、磁鐵、磁力、閉環迴路、飛機起降、候鳥遷移、無線電路、音叉、地球、重力波、繩子安全網</text:span><text:span text:style-name="T747">、向</text:span><text:span text:style-name="T790">外擴散、一群（函數）粒子</text:span><text:span text:style-name="T764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6">意識</text:span><text:span text:style-name="T797">，肉質層型意識、意識層型意識、音樂盒、發條、意識源層級、</text:span><text:span text:style-name="T620">AI、</text:span><text:span text:style-name="T797">程式、遙視、第</text:span><text:span text:style-name="T622">0</text:span><text:span text:style-name="T621">層級意識、意識層級、俄羅斯娃娃、衣服、海水、深度、高度、思覺、</text:span><text:span text:style-name="T796">冥想、心靈平靜</text:span><text:span text:style-name="T798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7">、</text:span><text:span text:style-name="T799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9">意識 與 肉質層、意識層</text:span><text:span text:style-name="T858">，思想、周遭環境、第</text:span><text:span text:style-name="T624">x</text:span><text:span text:style-name="T859">層級</text:span><text:span text:style-name="T623">型態</text:span><text:span text:style-name="T858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4">冷漠</text:span><text:span text:style-name="T750">，。</text:span></text:p>
            </text:list-item>
            <text:list-item>
              <text:p text:style-name="P148"><text:span text:style-name="T814">感受</text:span><text:span text:style-name="T750">，心流。</text:span></text:p>
            </text:list-item>
            <text:list-item>
              <text:p text:style-name="P149"><text:span text:style-name="T814">偽善</text:span><text:span text:style-name="T750">，</text:span><text:span text:style-name="T763">直接、親自、和尚、直接、間接、系統、</text:span><text:span text:style-name="T750">大家長、</text:span><text:span text:style-name="T763">防止跌倒的衣服</text:span><text:span text:style-name="T750">。</text:span></text:p>
            </text:list-item>
            <text:list-item>
              <text:p text:style-name="P197"><text:span text:style-name="T661">P</text:span><text:span text:style-name="T658">UA</text:span><text:span text:style-name="T747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5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5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9">，</text:span><text:span text:style-name="T304">畢氏定理</text:span><text:span text:style-name="T909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6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8">，。</text:span></text:p>
            </text:list-item>
            <text:list-item>
              <text:p text:style-name="P362"><text:span text:style-name="T42">微積分</text:span><text:span text:style-name="T913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5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11">資本</text:span><text:span text:style-name="T910">，</text:span><text:span text:style-name="T187">世襲、</text:span><text:span text:style-name="T801">貧窮陷阱</text:span><text:span text:style-name="T910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8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5">佛家</text:span><text:span text:style-name="T843">，</text:span><text:span text:style-name="T844">現實沉浸感、</text:span><text:span text:style-name="T395">連莊</text:span><text:span text:style-name="T561">、百家樂、</text:span><text:span text:style-name="T843">業力</text:span><text:span text:style-name="T562">層級、第一層級</text:span><text:span text:style-name="T843">業力、</text:span><text:span text:style-name="T402">大棕熊</text:span><text:span text:style-name="T843">、被害妄想症</text:span><text:span text:style-name="T563">、PUA</text:span><text:span text:style-name="T843">、</text:span><text:span text:style-name="T563">煤氣燈效應、楚門的世界、</text:span><text:span text:style-name="T566">一九八四</text:span><text:span text:style-name="T565">、</text:span><text:span text:style-name="T845">喬治</text:span><text:span text:style-name="T564">·</text:span><text:span text:style-name="T845">歐威爾</text:span><text:span text:style-name="T843">、影片、</text:span><text:span text:style-name="T402">推薦演算法</text:span><text:span text:style-name="T845">、</text:span><text:span text:style-name="T846">菁英人類、泰德卡辛斯基、</text:span><text:span text:style-name="T843">同溫層、劍橋數據、</text:span><text:span text:style-name="T847">四乙基鉛</text:span><text:span text:style-name="T846">、</text:span><text:span text:style-name="T843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5">般若波羅蜜多心經</text:span><text:span text:style-name="T836">，蟻咬症、無痛症、</text:span><text:span text:style-name="T560">拉普拉斯的惡魔、盲臉症</text:span><text:span text:style-name="T836">。</text:span></text:p>
                </text:list-item>
                <text:list-item>
                  <text:p text:style-name="P258"><text:span text:style-name="T853">華嚴經</text:span><text:span text:style-name="T837">，。</text:span></text:p>
                </text:list-item>
                <text:list-item>
                  <text:p text:style-name="P258"><text:span text:style-name="T853">法華經</text:span><text:span text:style-name="T837">，。</text:span></text:p>
                </text:list-item>
                <text:list-item>
                  <text:p text:style-name="P258"><text:span text:style-name="T853">淨土經</text:span><text:span text:style-name="T837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51">卦象</text:span><text:span text:style-name="T835">，。</text:span></text:p>
                </text:list-item>
                <text:list-item>
                  <text:p text:style-name="P259"><text:span text:style-name="T851">納甲占法</text:span><text:span text:style-name="T835">，。</text:span></text:p>
                </text:list-item>
                <text:list-item>
                  <text:p text:style-name="P259"><text:span text:style-name="T851">易經</text:span><text:span text:style-name="T835">，。</text:span></text:p>
                </text:list-item>
                <text:list-item>
                  <text:p text:style-name="P261"><text:span text:style-name="T582">梅花易數</text:span><text:span text:style-name="T839">，真實世界觀、投影世界觀、假想世界觀、假想真實世界觀、假想投影世界觀、前因、後果、時空背景、外在環境、</text:span><text:span text:style-name="T840">假想型歷史軌跡、假想型後續發展、工業革命、蒸汽機、紡織工人、</text:span><text:span text:style-name="T841">轉生之後我想要在田園過慢生活、阿爾、</text:span><text:span text:style-name="T842">紅色月亮</text:span><text:span text:style-name="T839">。</text:span></text:p>
                </text:list-item>
                <text:list-item>
                  <text:p text:style-name="P259"><text:span text:style-name="T851">易經的問題</text:span><text:span text:style-name="T835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2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83">認定的歷史（一）</text:span><text:span text:style-name="T877">，。</text:span></text:p>
                </text:list-item>
                <text:list-item>
                  <text:p text:style-name="P198"><text:span text:style-name="T452">2062 的預言、</text:span><text:span text:style-name="T883">認定的歷史（二）</text:span><text:span text:style-name="T877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83">認定的歷史</text:span><text:span text:style-name="T877">，。</text:span></text:p>
                </text:list-item>
                <text:list-item>
                  <text:p text:style-name="P198"><text:span text:style-name="T883">查驗</text:span><text:span text:style-name="T877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8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8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7">替我警戒他們</text:span><text:span text:style-name="T876">、</text:span><text:span text:style-name="T880">稜鏡計畫、竊聽風暴、電影</text:span><text:span text:style-name="T454">、</text:span><text:span text:style-name="T876">監視、監控、偷窺、竊聽、入侵、</text:span><text:span text:style-name="T881">帶血的物、</text:span><text:span text:style-name="T882">葷食、（人類 認定的）素食、賽車跑道、高速公路、交流道、</text:span><text:span text:style-name="T881">不帶血的物、</text:span><text:span text:style-name="T882">素食、無機體個體</text:span><text:span text:style-name="T880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8">錢、金融系統、囤積、交易、壟斷、均衡保障、大卡、德</text:span><text:span text:style-name="T879">、無己、愛</text:span><text:span text:style-name="T878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5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4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4:56:10.976000000</dc:date>
    <meta:editing-duration>P219DT21H46M38S</meta:editing-duration>
    <meta:editing-cycles>9848</meta:editing-cycles>
    <meta:document-statistic meta:table-count="0" meta:image-count="0" meta:object-count="0" meta:page-count="1" meta:paragraph-count="544" meta:word-count="15080" meta:character-count="16495" meta:non-whitespace-character-count="16198"/>
  </office:meta>
</office:document-meta>
</file>